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7.93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outline1" style:list-style-name="L4">
      <style:graphic-properties fo:min-height="13.609cm"/>
    </style:style>
    <style:style style:name="co1" style:family="table-column">
      <style:table-column-properties style:column-width="5.733cm" style:use-optimal-column-width="false"/>
    </style:style>
    <style:style style:name="co2" style:family="table-column">
      <style:table-column-properties style:column-width="8.628cm" style:use-optimal-column-width="false"/>
    </style:style>
    <style:style style:name="co3" style:family="table-column">
      <style:table-column-properties style:column-width="8.639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7.05cm" style:use-optimal-column-width="false"/>
    </style:style>
    <style:style style:name="ro1" style:family="table-row">
      <style:table-row-properties style:row-height="1.177cm"/>
    </style:style>
    <style:style style:name="ro2" style:family="table-row">
      <style:table-row-properties style:row-height="3.253cm"/>
    </style:style>
    <style:style style:name="ro3" style:family="table-row">
      <style:table-row-properties style:row-height="2.902cm"/>
    </style:style>
    <style:style style:name="ro4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margin-left="0.635cm" fo:margin-right="0cm" fo:text-indent="-0.635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</style:style>
    <style:style style:name="P7" style:family="paragraph">
      <style:text-properties fo:font-family="Arial" style:font-family-generic="swiss" style:font-pitch="variable" fo:font-size="32pt" style:font-size-asian="32pt" style:font-size-complex="3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paragraph-properties>
        <style:tab-stops/>
      </style:paragraph-properties>
    </style:style>
    <style:style style:name="P13" style:family="paragraph">
      <style:paragraph-properties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Arial" style:font-family-generic="swiss" style:font-pitch="variable" fo:font-size="32pt" style:font-family-asian="'Courier New'" style:font-family-generic-asian="modern" style:font-pitch-asian="fixed" style:font-size-asian="32pt" style:font-family-complex="'Courier New'" style:font-family-generic-complex="modern" style:font-pitch-complex="fixed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family="Arial" style:font-family-generic="swiss" style:font-pitch="variable" fo:font-size="20pt" style:font-family-asian="CMSSBX10" style:font-size-asian="20pt" style:font-family-complex="CMSSBX10" style:font-size-complex="20pt"/>
    </style:style>
    <style:style style:name="T8" style:family="text">
      <style:text-properties fo:font-family="Arial" style:font-family-generic="swiss" style:font-pitch="variable"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0" style:family="text">
      <style:text-properties fo:color="#ffffff" fo:font-family="Arial" style:font-family-generic="swiss" style:font-pitch="variable" fo:font-size="20pt" style:font-family-asian="CMSSBX10" style:font-size-asian="20pt" style:font-family-complex="CMSSBX10" style:font-size-complex="20pt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position="super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Design By Contract</text:p>
          </draw:text-box>
        </draw:frame>
        <draw:frame presentation:style-name="pr2" draw:text-style-name="P1" draw:layer="layout" svg:width="25.199cm" svg:height="17.936cm" svg:x="1.4cm" svg:y="0.837cm" presentation:class="subtitle">
          <draw:text-box>
            <text:p text:style-name="P1">Queensland JVM Group</text:p>
            <text:p text:style-name="P1">April 2012</text:p>
            <text:p text:style-name="P1">Mark Per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2" draw:layer="layout" svg:width="25.199cm" svg:height="13.86cm" svg:x="1.4cm" svg:y="4.914cm" presentation:class="subtitle">
          <draw:text-box>
            <text:list text:style-name="L1">
              <text:list-header>
                <text:p text:style-name="P2">Mark Perry</text:p>
                <text:p text:style-name="P2">Senior Dialog Consultant</text:p>
                <text:p text:style-name="P2"/>
                <text:p text:style-name="P2">Principle areas of interest:</text:p>
              </text:list-header>
            </text:list>
            <text:p text:style-name="P2">- Architecture</text:p>
            <text:p text:style-name="P2">- Development</text:p>
            <text:p text:style-name="P2">- Processes</text:p>
            <text:p text:style-name="P2"/>
          </draw:text-box>
        </draw:frame>
        <draw:frame presentation:style-name="pr5" draw:layer="layout" svg:width="25.199cm" svg:height="3.256cm" svg:x="1.4cm" svg:y="0.962cm" presentation:class="title">
          <draw:text-box>
            <text:p>About M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13.86cm" svg:x="1.4cm" svg:y="4.914cm" presentation:class="subtitle" presentation:user-transformed="true">
          <draw:text-box>
            <text:p text:style-name="P3">Assumptions</text:p>
            <text:p text:style-name="P3"/>
            <text:p text:style-name="P3">- Introduction</text:p>
            <text:p text:style-name="P2">- History</text:p>
            <text:p text:style-name="P2">- Elements</text:p>
            <text:p text:style-name="P2">- Exceptions</text:p>
            <text:p text:style-name="P2">- Related Work</text:p>
          </draw:text-box>
        </draw:frame>
        <draw:frame presentation:style-name="pr5" draw:layer="layout" svg:width="25.199cm" svg:height="3.256cm" svg:x="1.4cm" svg:y="0.962cm" presentation:class="title">
          <draw:text-box>
            <text:p>Out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7" draw:text-style-name="P2" draw:layer="layout" svg:width="25.099cm" svg:height="13.609cm" svg:x="1.5cm" svg:y="5.039cm" presentation:class="subtitle" presentation:user-transformed="true">
          <draw:text-box>
            <text:p text:style-name="P2">Design By Contract:</text:p>
            <text:p text:style-name="P2"/>
            <text:p text:style-name="P2">- Approach to design and implementation</text:p>
            <text:p text:style-name="P3">- Define formal, precise specifications</text:p>
            <text:p text:style-name="P2">- Uses metaphor of business contracts</text:p>
            <text:p text:style-name="P2">- Preconditions, postconditions and invariants to classes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ract Principl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Binds two or more parties: supplier and client</text:p>
              </text:list-item>
              <text:list-item>
                <text:p>Explicit</text:p>
              </text:list-item>
              <text:list-item>
                <text:p>Specifies mutual obligations and benefits</text:p>
              </text:list-item>
              <text:list-item>
                <text:p>No hidden clauses</text:p>
              </text:list-item>
              <text:list-item>
                <text:p>Relies on general rules to contracts (laws, regulations, standard practices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8" draw:layer="layout" svg:width="25.199cm" svg:height="15.517cm" svg:x="1.4cm" svg:y="4.914cm" presentation:class="outline" presentation:user-transformed="true">
          <draw:text-box>
            <text:list text:style-name="L2">
              <text:list-item>
                <text:p><text:span text:style-name="T1">Help produce correct software - specification with code</text:span></text:p>
              </text:list-item>
              <text:list-item>
                <text:p><text:span text:style-name="T1">Clear responsibility of concerns between client and service</text:span></text:p>
              </text:list-item>
              <text:list-item>
                <text:p><text:span text:style-name="T1">Basis for reasoning or proof of software</text:span></text:p>
              </text:list-item>
              <text:list-item>
                <text:p text:style-name="P4"><text:span text:style-name="T1">Basis for testing, debugging, self checking and exception handling</text:span></text:p>
              </text:list-item>
              <text:list-item>
                <text:p><text:span text:style-name="T1">Software documentation</text:span></text:p>
              </text:list-item>
              <text:list-item>
                <text:p><text:span text:style-name="T1">Higher reuse through more reliable software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No 1 Java Request for Enhancement (RFE) (http://bugs.sun.com/bugdatabase/top25_rfes.do)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ample Contract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Australia Post</text:p>
              </text:list-item>
              <text:list-item>
                <text:p>Guaranteed Delivery Contract</text:p>
                <text:p/>
              </text:list-item>
            </text:list>
          </draw:text-box>
        </draw:frame>
        <draw:frame draw:style-name="standard" draw:layer="layout" svg:width="22.999cm" svg:height="7.331cm" svg:x="3cm" svg:y="9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Party</text:p>
              </table:table-cell>
              <table:table-cell>
                <text:p>Obligations</text:p>
              </table:table-cell>
              <table:table-cell>
                <text:p>Benefits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Provide <text:s/>package of less than specified weight and size and pay money.</text:p>
              </table:table-cell>
              <table:table-cell>
                <text:p>Package delivered within x hours.</text:p>
              </table:table-cell>
            </table:table-row>
            <table:table-row table:style-name="ro3" table:default-cell-style-name="ce1">
              <table:table-cell>
                <text:p>Supplier</text:p>
              </table:table-cell>
              <table:table-cell>
                <text:p>Deliver package within x hours.</text:p>
              </table:table-cell>
              <table:table-cell>
                <text:p>Package is not too big, heavy or unpaid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Industrial Vat Exampl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e vat.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fluences</text:p>
          </draw:text-box>
        </draw:frame>
        <draw:frame presentation:style-name="pr9" draw:layer="layout" svg:width="25.199cm" svg:height="15.734cm" svg:x="1.4cm" svg:y="4.914cm" presentation:class="outline" presentation:user-transformed="true">
          <draw:text-box>
            <text:list text:style-name="L2">
              <text:list-item>
                <text:p><text:span text:style-name="T2">Based on axiomatic semantics in late 60s and early 70s (Robert Floyd, Tony Hoare and Edsger Dijkstra)</text:span></text:p>
              </text:list-item>
              <text:list-item>
                <text:p><text:span text:style-name="T2">Influenced by formal specification languages (Z, VDM, Object Z, etc.)</text:span></text:p>
              </text:list-item>
              <text:list-item>
                <text:p><text:span text:style-name="T2">Eiffel first mainstream programming language with contracts (1986, Bertrand Meyer)</text:span></text:p>
              </text:list-item>
              <text:list-item>
                <text:p><text:span text:style-name="T2">Other languages</text:span></text:p>
                <text:list>
                  <text:list-item>
                    <text:p><text:span text:style-name="T2">Nana (C++), Cofoja, JML, Contractor4J (Java), Spec#, Code Contracts (.NET), D, Racket, Ada, Groovy, JavaScript, Lisp, Perl, Python, Ruby and others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Hoare Logic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are Triple</text:p>
                <text:list>
                  <text:list-item>
                    <text:p>{Pre} Command {Post}</text:p>
                  </text:list-item>
                </text:list>
              </text:list-item>
              <text:list-item>
                <text:p>Simple imperative language </text:p>
                <text:list>
                  <text:list-item>
                    <text:p>Guarded Command Language (GCL)</text:p>
                  </text:list-item>
                </text:list>
              </text:list-item>
              <text:list-item>
                <text:p>Axioms and inference rules for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bstract Data Types (ADT)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Mathematical model of data types and their semantics</text:p>
              </text:list-item>
              <text:list-item>
                <text:p>Defined by operations and effects of operations</text:p>
              </text:list-item>
              <text:list-item>
                <text:p>Stack ADT operations: new, empty, push, pop, 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ack ADT</text:p>
          </draw:text-box>
        </draw:frame>
        <draw:frame presentation:style-name="pr8" draw:text-style-name="P5" draw:layer="layout" svg:width="25.199cm" svg:height="15.395cm" svg:x="1.5cm" svg:y="4.891cm" presentation:class="outline" presentation:user-transformed="true">
          <draw:text-box>
            <text:p><text:span text:style-name="T3">Type</text:span></text:p>
            <text:list text:style-name="L2">
              <text:list-item>
                <text:p><text:span text:style-name="T3">Stack</text:span></text:p>
              </text:list-item>
            </text:list>
            <text:p><text:span text:style-name="T3">Functions</text:span></text:p>
            <text:list text:continue-numbering="true" text:style-name="L2">
              <text:list-item>
                <text:p><text:span text:style-name="T3">new: Stack[T]</text:span></text:p>
              </text:list-item>
              <text:list-item>
                <text:p><text:span text:style-name="T3">empty: Stack[T] → Boolean</text:span></text:p>
              </text:list-item>
              <text:list-item>
                <text:p><text:span text:style-name="T3">push: Stack[T] X T → Stack[T]</text:span></text:p>
              </text:list-item>
              <text:list-item>
                <text:p><text:span text:style-name="T3">pop: Stack[T] → Stack[T]</text:span></text:p>
              </text:list-item>
              <text:list-item>
                <text:p><text:span text:style-name="T3">top: Stack[T] → T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ack ADT (2)</text:p>
          </draw:text-box>
        </draw:frame>
        <draw:frame presentation:style-name="pr8" draw:text-style-name="P5" draw:layer="layout" svg:width="25.199cm" svg:height="13.629cm" svg:x="1.4cm" svg:y="4.914cm" presentation:class="outline" presentation:user-transformed="true">
          <draw:text-box>
            <text:p><text:span text:style-name="T3">Preconditions</text:span></text:p>
            <text:list text:style-name="L2">
              <text:list-item>
                <text:p><text:span text:style-name="T3">pop: not empty</text:span></text:p>
              </text:list-item>
              <text:list-item>
                <text:p><text:span text:style-name="T3">top: not empty</text:span></text:p>
              </text:list-item>
            </text:list>
            <text:p><text:span text:style-name="T3">Axioms</text:span></text:p>
            <text:list text:continue-numbering="true" text:style-name="L2">
              <text:list-item>
                <text:p><text:span text:style-name="T3">empty(new)</text:span></text:p>
              </text:list-item>
              <text:list-item>
                <text:p><text:span text:style-name="T3">not empty (push(s, x))</text:span></text:p>
              </text:list-item>
              <text:list-item>
                <text:p><text:span text:style-name="T3">top(push(s, x)) = x</text:span></text:p>
              </text:list-item>
              <text:list-item>
                <text:p><text:span text:style-name="T3">pop(push(s, x)) = 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ract Elements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p text:style-name="P6"><text:span text:style-name="T4">Precondition</text:span></text:p>
            <text:p text:style-name="P6"><text:span text:style-name="T4">Postcondition</text:span></text:p>
            <text:p text:style-name="P6"><text:span text:style-name="T4">Class Invariant</text:span></text:p>
            <text:p text:style-name="P6"><text:span text:style-name="T4">Assertion</text:span></text:p>
            <text:p text:style-name="P6"><text:span text:style-name="T4">Loop Invariants and Variants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lass Correctnes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When is a class correct?</text:p>
                <text:list>
                  <text:list-item>
                    <text:p>Instantiation: </text:p>
                    <text:list>
                      <text:list-item>
                        <text:p>{PRE} BODY {POST and INV}</text:p>
                      </text:list-item>
                    </text:list>
                  </text:list-item>
                  <text:list-item>
                    <text:p>Methods: </text:p>
                    <text:list>
                      <text:list-item>
                        <text:p>{PRE and INV} BODY {POST and INV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oop Invariants and Variants</text:p>
          </draw:text-box>
        </draw:frame>
        <draw:frame presentation:style-name="pr8" draw:layer="layout" svg:width="25.199cm" svg:height="13.612cm" svg:x="1.4cm" svg:y="4.914cm" presentation:class="outline" presentation:user-transformed="true">
          <draw:text-box>
            <text:list text:style-name="L2">
              <text:list-header>
                <text:p>Loops common source of defects</text:p>
                <text:list>
                  <text:list-item>
                    <text:p>Off by one</text:p>
                  </text:list-item>
                  <text:list-item>
                    <text:p>Edge cases</text:p>
                  </text:list-item>
                  <text:list-item>
                    <text:p>Infinite loops</text:p>
                  </text:list-item>
                </text:list>
                <text:p>Loop elements</text:p>
                <text:list>
                  <text:list-item text:start-value="1">
                    <text:p>Guard</text:p>
                  </text:list-item>
                  <text:list-item>
                    <text:p>Postcondition</text:p>
                  </text:list-item>
                  <text:list-item>
                    <text:p>Invariant property that generalises Postcondition</text:p>
                  </text:list-item>
                  <text:list-item>
                    <text:p>Bound on iterations (variant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heritanc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lass Invariant of child class is conjunction of the class's invariant and all ancestors' invariants</text:p>
              </text:list-item>
              <text:list-item>
                <text:p>Method Overriding</text:p>
                <text:list>
                  <text:list-item>
                    <text:p>Precondition kept or weakened; disjunction with ancestor's preconditions</text:p>
                  </text:list-item>
                  <text:list-item>
                    <text:p>Postcondition kept or strengthened; conjunction with ancestor's postconditions</text:p>
                  </text:list-item>
                </text:list>
              </text:list-item>
              <text:list-item>
                <text:p>Behavioural subty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untime Monitoring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Eiffel allows runtime configuration of contracts</text:p>
                <text:list>
                  <text:list-item>
                    <text:p>Particular cluster (package)</text:p>
                  </text:list-item>
                  <text:list-item>
                    <text:p>Contract level (none, require, ensure, invariant, loop, check, all)</text:p>
                  </text:list-item>
                </text:list>
                <text:p>How much monitoring?</text:p>
                <text:list>
                  <text:list-item text:start-value="1">
                    <text:p>Debugging: all</text:p>
                  </text:list-item>
                  <text:list-item>
                    <text:p>Production: requ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ception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ailure</text:p>
                <text:list>
                  <text:list-item>
                    <text:p>An operation cannot fulfill it's contract</text:p>
                  </text:list-item>
                </text:list>
              </text:list-item>
              <text:list-item>
                <text:p>Exception</text:p>
                <text:list>
                  <text:list-item>
                    <text:p>Undesirable event during execution of method</text:p>
                  </text:list-item>
                  <text:list-item>
                    <text:p>Need to be able to reason about state of objec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ception Hierarchy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Object</text:span></text:p>
                <text:list>
                  <text:list-item>
                    <text:p><text:span text:style-name="T5">Throwable</text:span></text:p>
                    <text:list>
                      <text:list-item>
                        <text:p><text:span text:style-name="T5">Error</text:span></text:p>
                        <text:list>
                          <text:list-item>
                            <text:p><text:span text:style-name="T5">AssertionError</text:span></text:p>
                            <text:list>
                              <text:list-item>
                                <text:p><text:span text:style-name="T5">ContractAssertionError</text:span></text:p>
                                <text:list>
                                  <text:list-item>
                                    <text:p><text:span text:style-name="T5">PreconditionError</text:span></text:p>
                                  </text:list-item>
                                  <text:list-item>
                                    <text:p><text:span text:style-name="T6">PostconditionError</text:span></text:p>
                                  </text:list-item>
                                  <text:list-item>
                                    <text:p><text:span text:style-name="T5">Invariant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Exception</text:span></text:p>
                        <text:list>
                          <text:list-item>
                            <text:p><text:span text:style-name="T5">RuntimeException</text:span></text:p>
                            <text:list>
                              <text:list-item>
                                <text:p><text:span text:style-name="T5">NullPointerExcep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racts For Java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foja, a Google 20% project</text:p>
              </text:list-item>
              <text:list-item>
                <text:p>Released Feb 2011</text:p>
              </text:list-item>
              <text:list-item>
                <text:p>Class invariants, preconditions and postconditions, exceptions implemented as errors</text:p>
              </text:list-item>
              <text:list-item>
                <text:p>Mechanisms: annotation processing, bytecode instrumentation, non intrusive, separate contract compilation, type safe contracts, standard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ome uses</text:p>
          </draw:text-box>
        </draw:frame>
        <draw:frame presentation:style-name="pr8" draw:text-style-name="P9" draw:layer="layout" svg:width="25.199cm" svg:height="14.105cm" svg:x="1.4cm" svg:y="4.914cm" presentation:class="outline" presentation:user-transformed="true">
          <draw:text-box>
            <text:p text:style-name="P6"><text:span text:style-name="T7"/></text:p>
            <text:list text:style-name="L2">
              <text:list-item>
                <text:p text:style-name="P6"><text:span text:style-name="T7">Specification of Function Interfaces</text:span></text:p>
                <text:list>
                  <text:list-item>
                    <text:p text:style-name="P6"><text:span text:style-name="T8">Consistency Between Arguments</text:span></text:p>
                  </text:list-item>
                  <text:list-item>
                    <text:p text:style-name="P6"><text:span text:style-name="T8">Dependency of Return Value on Arguments</text:span></text:p>
                  </text:list-item>
                  <text:list-item>
                    <text:p text:style-name="P6"><text:span text:style-name="T8">Effect on Global State</text:span></text:p>
                  </text:list-item>
                  <text:list-item>
                    <text:p text:style-name="P6"><text:span text:style-name="T8">Context in Which Function is Called</text:span></text:p>
                  </text:list-item>
                  <text:list-item>
                    <text:p text:style-name="P6"><text:span text:style-name="T8">Frame Specifications</text:span></text:p>
                  </text:list-item>
                  <text:list-item>
                    <text:p text:style-name="P6"><text:span text:style-name="T8">Subrange Membership of Data</text:span></text:p>
                  </text:list-item>
                  <text:list-item>
                    <text:p text:style-name="P6"><text:span text:style-name="T8">Enumeration Membership of Data</text:span></text:p>
                  </text:list-item>
                  <text:list-item>
                    <text:p text:style-name="P6"><text:span text:style-name="T8">Non-Null Pointers</text:span></text:p>
                    <text:p text:style-name="P6"><text:span text:style-name="T9"/></text:p>
                  </text:list-item>
                </text:list>
              </text:list-item>
            </text:list>
            <text:p text:style-name="P6"><text:span text:style-name="T10">SS 2005 A Practical Approach to Programming With Asser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esting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ofs – General and strong theorems </text:p>
              </text:list-item>
              <text:list-item>
                <text:p>Types – General but weak theorems</text:p>
              </text:list-item>
              <text:list-item>
                <text:p>Contracts – General and strong theorems</text:p>
              </text:list-item>
              <text:list-item>
                <text:p>Unit testing – Specific and strong theorems</text:p>
                <text:p/>
              </text:list-item>
              <text:list-item>
                <text:p>Contracts act as:</text:p>
                <text:list>
                  <text:list-item>
                    <text:p>Input definition</text:p>
                  </text:list-item>
                  <text:list-item>
                    <text:p>Self checking or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y Aren't Assertions Used?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Ignorance</text:p>
              </text:list-item>
              <text:list-item>
                <text:p>Documentation should be enough</text:p>
              </text:list-item>
              <text:list-item>
                <text:p>Too formal?</text:p>
              </text:list-item>
              <text:list-item>
                <text:p>Runtime control</text:p>
              </text:list-item>
              <text:list-item>
                <text:p>Correctness not a goal</text:p>
              </text:list-item>
              <text:list-item>
                <text:p>Use other correctness techniques</text:p>
                <text:list>
                  <text:list-item>
                    <text:p>Testing, reviews, bug fi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tivation Review</text:p>
          </draw:text-box>
        </draw:frame>
        <draw:frame presentation:style-name="pr8" draw:layer="layout" svg:width="25.199cm" svg:height="14.492cm" svg:x="1.4cm" svg:y="4.914cm" presentation:class="outline" presentation:user-transformed="true">
          <draw:text-box>
            <text:list text:style-name="L2">
              <text:list-item>
                <text:p><text:span text:style-name="T1">Help produce correct software - specification with code</text:span></text:p>
              </text:list-item>
              <text:list-item>
                <text:p><text:span text:style-name="T1">Clear responsibility of concerns between client and service</text:span></text:p>
              </text:list-item>
              <text:list-item>
                <text:p><text:span text:style-name="T1">Basis for reasoning or proof of software</text:span></text:p>
              </text:list-item>
              <text:list-item>
                <text:p text:style-name="P4"><text:span text:style-name="T1">Basis for testing, debugging, self checking and exception handling</text:span></text:p>
              </text:list-item>
              <text:list-item>
                <text:p><text:span text:style-name="T1">Software documentation</text:span></text:p>
              </text:list-item>
              <text:list-item>
                <text:p><text:span text:style-name="T1">Higher reuse through more reliable software</text:span></text:p>
              </text:list-item>
              <text:list-item>
                <text:p><text:span text:style-name="T1">Inheritance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lated Field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rogram verification</text:p>
              </text:list-item>
              <text:list-item>
                <text:p text:style-name="P4">Formal specification and verification</text:p>
              </text:list-item>
              <text:list-item>
                <text:p text:style-name="P4">Specification based testing</text:p>
              </text:list-item>
              <text:list-item>
                <text:p>Hoare logic and program refinement</text:p>
              </text:list-item>
              <text:list-item>
                <text:p>Type Theory</text:p>
              </text:list-item>
              <text:list-item>
                <text:p>Concurrency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ependent Typ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Type valued functions whose return type depends on the value of the term</text:p>
              </text:list-item>
              <text:list-item>
                <text:p>Dependent Product Type (<text:span text:style-name="T11">Π</text:span>)</text:p>
                <text:list>
                  <text:list-item>
                    <text:p>Return type depends on term</text:p>
                  </text:list-item>
                </text:list>
              </text:list-item>
              <text:list-item>
                <text:p>Dependent Sum Type (<text:span text:style-name="T11">Σ</text:span>)</text:p>
                <text:list>
                  <text:list-item>
                    <text:p>Argument types depend on ter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pedent Type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sider vector operations</text:p>
                <text:list>
                  <text:list-item>
                    <text:p>Zero: natural -&gt; vector</text:p>
                  </text:list-item>
                  <text:list-item>
                    <text:p>DotProduct: vector -&gt; vector -&gt; real</text:p>
                  </text:list-item>
                </text:list>
                <text:p/>
              </text:list-item>
              <text:list-item>
                <text:p>Idea: annotate with a natural number</text:p>
                <text:list>
                  <text:list-item>
                    <text:p>Zero: natural -&gt; vector ?</text:p>
                  </text:list-item>
                  <text:list-item>
                    <text:p>DotProduct: vector n -&gt; vector n -&gt; rea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5cm" svg:x="2.1cm" svg:y="14.107cm" presentation:class="notes">
            <draw:text-box>
              <text:p text:style-name="P10">Length of vector for DotProduct must be same length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otation</text:p>
          </draw:text-box>
        </draw:frame>
        <draw:frame presentation:style-name="pr8" draw:layer="layout" svg:width="25.199cm" svg:height="15.816cm" svg:x="1.4cm" svg:y="4.914cm" presentation:class="outline" presentation:user-transformed="true">
          <draw:text-box>
            <text:list text:style-name="L2">
              <text:list-item>
                <text:p>zero: </text:p>
                <text:list>
                  <text:list-item>
                    <text:p><text:span text:style-name="T11">Π x: nat. vector x</text:span></text:p>
                  </text:list-item>
                  <text:list-item>
                    <text:p><text:span text:style-name="T11">zero 4</text:span></text:p>
                  </text:list-item>
                </text:list>
              </text:list-item>
              <text:list-item>
                <text:p><text:span text:style-name="T11">DotProduct</text:span></text:p>
                <text:list>
                  <text:list-item>
                    <text:p><text:span text:style-name="T11">Π x: nat . vector x -&gt; vector x -&gt; int</text:span></text:p>
                  </text:list-item>
                  <text:list-item>
                    <text:p><text:span text:style-name="T11">DotProduct n v1 v2</text:span></text:p>
                  </text:list-item>
                </text:list>
              </text:list-item>
              <text:list-item>
                <text:p>For function A -&gt; B</text:p>
                <text:list>
                  <text:list-item>
                    <text:p><text:span text:style-name="T11">Π x: A.B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Dependent Types and Specification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Types act as specification</text:p>
              </text:list-item>
              <text:list-item>
                <text:p>Specify any property</text:p>
                <text:list>
                  <text:list-item>
                    <text:p>lt e – Type of vaues less than the value e</text:p>
                  </text:list-item>
                  <text:list-item>
                    <text:p>ge e – Type of values greater or equal to e</text:p>
                  </text:list-item>
                  <text:list-item>
                    <text:p>and t1 t2 – Type of values have t1 and t2</text:p>
                  </text:list-item>
                </text:list>
              </text:list-item>
              <text:list-item>
                <text:p>Array access</text:p>
                <text:list>
                  <text:list-item>
                    <text:p><text:span text:style-name="T11">Π n: nat. vector n -&gt; and (ge 0) (lt n) -&gt; T</text:span></text:p>
                  </text:list-item>
                  <text:list-item>
                    <text:p><text:span text:style-name="T11">Π n: nat. Π x: nat. Lt(x, n) -&gt; vector n -&gt; 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imple Application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Array access</text:p>
              </text:list-item>
              <text:list-item>
                <text:p>Integer addition without overflow</text:p>
              </text:list-item>
              <text:list-item>
                <text:p>Sprintf</text:p>
              </text:list-item>
              <text:list-item>
                <text:p>Matrix multiplication</text:p>
              </text:list-item>
              <text:list-item>
                <text:p>Propositions as typ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mmentary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Type checking can be as hard as full program verification</text:p>
              </text:list-item>
              <text:list-item>
                <text:p>Goedel's incomleteness theorem means type checking is undecid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urry-Howard Isomorphism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quivalence between logic and programming</text:p>
              </text:list-item>
            </text:list>
          </draw:text-box>
        </draw:frame>
        <draw:frame draw:style-name="standard" draw:layer="layout" svg:width="14.098cm" svg:height="8.254cm" svg:x="6.583cm" svg:y="8.134cm">
          <table:table table:template-name="lightblue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11"><text:span text:style-name="T12">Logic</text:span></text:p>
              </table:table-cell>
              <table:table-cell>
                <text:p text:style-name="P11"><text:span text:style-name="T12">Programming</text:span></text:p>
              </table:table-cell>
            </table:table-row>
            <table:table-row table:style-name="ro4" table:default-cell-style-name="ce3">
              <table:table-cell>
                <text:p text:style-name="P11">Universal quantification</text:p>
              </table:table-cell>
              <table:table-cell>
                <text:p text:style-name="P11">Dependent product type (Pi)</text:p>
              </table:table-cell>
            </table:table-row>
            <table:table-row table:style-name="ro4" table:default-cell-style-name="ce3">
              <table:table-cell>
                <text:p text:style-name="P11">Existential quantification</text:p>
              </table:table-cell>
              <table:table-cell>
                <text:p text:style-name="P11">Dependent sum type (Sigma)</text:p>
              </table:table-cell>
            </table:table-row>
            <table:table-row table:style-name="ro4" table:default-cell-style-name="ce3">
              <table:table-cell>
                <text:p text:style-name="P11">Implication</text:p>
              </table:table-cell>
              <table:table-cell>
                <text:p text:style-name="P11">Function type</text:p>
              </table:table-cell>
            </table:table-row>
            <table:table-row table:style-name="ro4" table:default-cell-style-name="ce3">
              <table:table-cell>
                <text:p text:style-name="P11">Disjunction</text:p>
              </table:table-cell>
              <table:table-cell>
                <text:p text:style-name="P11">Sum type</text:p>
              </table:table-cell>
            </table:table-row>
            <table:table-row table:style-name="ro4" table:default-cell-style-name="ce3">
              <table:table-cell>
                <text:p text:style-name="P11">True proposition</text:p>
              </table:table-cell>
              <table:table-cell>
                <text:p text:style-name="P11">Unit type</text:p>
              </table:table-cell>
            </table:table-row>
            <table:table-row table:style-name="ro4" table:default-cell-style-name="ce3">
              <table:table-cell>
                <text:p text:style-name="P11">False proposition</text:p>
              </table:table-cell>
              <table:table-cell>
                <text:p text:style-name="P11">Bottom typ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114cm" svg:x="2.1cm" svg:y="14.107cm" presentation:class="notes">
            <draw:text-box>
              <text:p text:style-name="P10">Proofs as programs</text:p>
              <text:p text:style-name="P10">Propositions as types</text:p>
              <text:p text:style-name="P10"/>
              <text:p text:style-name="P10"/>
              <text:p text:style-name="P10">Dependent product – Result type varies on the input</text:p>
              <text:p text:style-name="P10">pi n: N.Tuple(R, n)</text:p>
              <text:p text:style-name="P10">Given a natural returns a tuple of real of that size</text:p>
              <text:p text:style-name="P10"/>
              <text:p text:style-name="P10">Dependent sum – Type of an input depends on another input</text:p>
              <text:p text:style-name="P10">sigma n: N.Vector(R, n)</text:p>
              <text:p text:style-name="P10">Type of pairs of a natural and a tuple of reals whose size is n.</text:p>
              <text:p text:style-name="P10"/>
              <text:p text:style-name="P10"/>
              <text:p text:style-name="P10"/>
            </draw:text-box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8" draw:text-style-name="P13" draw:layer="layout" svg:width="25.199cm" svg:height="14.601cm" svg:x="1.4cm" svg:y="4.914cm" presentation:class="outline" presentation:user-transformed="true">
          <draw:text-box>
            <text:p text:style-name="P12"><text:span text:style-name="T13">Meyer: Object Oriented Software Construction, 1997.</text:span></text:p>
            <text:p text:style-name="P12"><text:span text:style-name="T13">Meyer: Applying Design By Contract.</text:span></text:p>
            <text:p text:style-name="P12"><text:span text:style-name="T13">Harper: Practical Foundations of Programming Languages, 2010, </text:span><text:span text:style-name="T13"><text:a xlink:href="http://www.cs.cmu.edu/~rwh/plbook/book.pdf">http://www.cs.cmu.edu/~rwh/plbook/book.pdf</text:a></text:span><text:span text:style-name="T13">.</text:span></text:p>
            <text:p text:style-name="P12"><text:span text:style-name="T13">Walden and Nerson, Seamless Object-Oriented Software Architecture, 1994, </text:span><text:span text:style-name="T13"><text:a xlink:href="http://www.bon-method.com/">http://www.bon-method.com</text:a></text:span><text:span text:style-name="T13">.</text:span></text:p>
            <text:p text:style-name="P12"><text:span text:style-name="T13">Pierce, Types and Programming Languages, 2002.</text:span></text:p>
            <text:p text:style-name="P12"><text:span text:style-name="T13">Pierce, Advanced Topics in Types and Programming Languages, 2005.</text:span></text:p>
            <text:p text:style-name="P12"><text:span text:style-name="T13">Poernomo, Adapting the Proofs-as-Programs to Imperative SML, </text:span><text:span text:style-name="T13"><text:a xlink:href="http://www.cs.cornell.edu/Nuprl/PRLSeminar/PRLSeminar03_04/Poernomo/iman_nuprl_seminar.pdf">http://www.cs.cornell.edu/Nuprl/PRLSeminar/PRLSeminar03_04/Poernomo/iman_nuprl_seminar.pdf</text:a></text:span></text:p>
            <text:p text:style-name="P12"><text:span text:style-name="T13">Sorensen and Urzyczun, Lectures on the Howard-Curry Isomorphism</text:span></text:p>
            <text:p text:style-name="P12"><text:span text:style-name="T13">Altenkirch, Danielsson, Loh and Oury: Dependent Types Without the Sugar</text:span></text:p>
            <text:p text:style-name="P12"><text:span text:style-name="T13">Hanks: Structured Propositions as Types.</text:span></text:p>
            <text:p text:style-name="P12"><text:span text:style-name="T13">Guevers: Introduction to Type Theory</text:span></text:p>
            <text:p text:style-name="P12"><text:span text:style-name="T13">Pfenning: Lecture Notes on Proofs as Programs</text:span></text:p>
            <text:p text:style-name="P12"><text:span text:style-name="T13">Wadler: Proofs are Programs: 19</text:span><text:span text:style-name="T14">th</text:span><text:span text:style-name="T13"> Century Logic and 21</text:span><text:span text:style-name="T14">st</text:span><text:span text:style-name="T13"> Century Computing</text:span></text:p>
            <text:p text:style-name="P12"><text:span text:style-name="T13">Awodey: Propositions as [Types]</text:span></text:p>
            <text:p text:style-name="P12"><text:span text:style-name="T13">Altenkirch, McBride and McKinna: Why Dependent Types Ma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  <officeooo:annotation svg:x="0cm" svg:y="0cm">
          <dc:creator>Mark Perry</dc:creator>
          <dc:date>2011-11-15T12:19:11</dc:date>
          <text:p>te</text:p>
        </officeooo:annotation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ferences (2)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p text:style-name="P12"><text:span text:style-name="T13"/></text:p>
            <text:p text:style-name="P12"><text:span text:style-name="T13">Hinze, Jeuring and Loh: Typed Contracts for Functional Programming</text:span></text:p>
            <text:p text:style-name="P12"><text:span text:style-name="T13">Barnett, Muller, Fahndrich, Schulte, Leino and Venter: Specification and Verification: The Spec# Experience</text:span></text:p>
            <text:p text:style-name="P12"><text:span text:style-name="T13">Aberhold: Second Order Programs with Preconditions</text:span></text:p>
            <text:p text:style-name="P12"><text:span text:style-name="T13">Guha, Matthews and Findler: Relationally-Parametric Polymorphic Contracts</text:span></text:p>
            <text:p text:style-name="P12"><text:span text:style-name="T13">Rieken: Design By Contract for Java – Revised</text:span></text:p>
            <text:p text:style-name="P12"><text:span text:style-name="T13">Leavens, Baker, Ruby: Preliminary Design of JML: A Behavioural Interface Specification Language for Java</text:span></text:p>
            <text:p text:style-name="P12"><text:span text:style-name="T13">Nanevski, Ahmed, Morrisett and Birkedal: Abstract Predicates and Mutable ADTs in Hoare Type Theory</text:span></text:p>
            <text:p text:style-name="P12"><text:span text:style-name="T13">Findler and Felleisen: Contracts for Higher-Order Functions</text:span></text:p>
            <text:p text:style-name="P12"><text:span text:style-name="T13">Antoy and Hanus: Contracts and Specifications for Functional Logic Programming</text:span></text:p>
            <text:p text:style-name="P12"><text:span text:style-name="T13">Xu: Static Contract Checking for Hask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Perry</meta:initial-creator>
    <meta:creation-date>2011-08-08T20:18:12.18</meta:creation-date>
    <meta:editing-duration>PT22H17M53S</meta:editing-duration>
    <meta:editing-cycles>110</meta:editing-cycles>
    <dc:date>2013-05-23T01:07:59.99</dc:date>
    <meta:generator>LibreOffice/3.5$Windows_x86 LibreOffice_project/281b639-6baa1d3-ef66a77-d866f25-f36d45f</meta:generator>
    <meta:document-statistic meta:object-count="163"/>
  </office:meta>
</office:document-meta>
</file>